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Modelagem de dados</text:span></text:p>
      <text:p text:style-name="P1"><text:span text:style-name="T2"/></text:p>
      <text:p text:style-name="P1"><text:span text:style-name="T2"/></text:p>
      <text:p text:style-name="P2"><text:span text:style-name="T3">Banco de dados relacionais</text:span></text:p>
      <text:p text:style-name="P2"><text:span text:style-name="T3"><text:tab/>Entidades, atributos e relacionamentos</text:span></text:p>
      <text:p text:style-name="P2"><text:span text:style-name="T4"/></text:p>
      <text:p text:style-name="P2"><text:span text:style-name="T5">Antes de começar a criação do banco, devemos modelar.</text:span></text:p>
      <text:p text:style-name="P2"><text:span text:style-name="T5"><text:tab/>Utilizaremos:</text:span></text:p>
      <text:p text:style-name="P2"><text:span text:style-name="T5"><text:tab/><text:tab/>texto | diagramas | texto</text:span></text:p>
      <text:p text:style-name="P2"><text:span text:style-name="T5"><text:tab/>Modelo conceitual ou Modelo domínio;</text:span></text:p>
      <text:p text:style-name="P2"><text:span text:style-name="T5"><text:tab/>Entendimento dos requisitos do sistema;</text:span></text:p>
      <text:p text:style-name="P2"><text:span text:style-name="T5"><text:tab/>Representação visual;</text:span></text:p>
      <text:p text:style-name="P2"><text:span text:style-name="T5"><text:tab/>Fundamental para todos que vão trabalhar com dados.</text:span></text:p>
      <text:p text:style-name="P2"><text:span text:style-name="T6"/></text:p>
      <text:p text:style-name="P2"><text:span text:style-name="T7">_SGBD</text:span></text:p>
      <text:p text:style-name="P2"><text:span text:style-name="T7"><text:tab/>Sistema gerencial de banco de dados;</text:span></text:p>
      <text:p text:style-name="P2"><text:span text:style-name="T7"><text:tab/>Interface para incluir, alterar ou consultar;</text:span></text:p>
      <text:p text:style-name="P2"><text:span text:style-name="T7"><text:tab/>Tudo o que fazemos em um banco passa pelo SGBD</text:span></text:p>
      <text:p text:style-name="P2"><text:span text:style-name="T7"><text:tab/>É comum confundirem com banco de dados.</text:span></text:p>
      <text:p text:style-name="P2"><text:span text:style-name="T8"/></text:p>
      <text:p text:style-name="P2"><text:span text:style-name="T8"/></text:p>
      <text:p text:style-name="P2"><text:span text:style-name="T9">Alto nível</text:span></text:p>
      <text:p text:style-name="P2"><text:span text:style-name="T9"><text:tab/>Linguagem do usuário, ou seja, linguagem do humano</text:span></text:p>
      <text:p text:style-name="P2"><text:span text:style-name="T10"/></text:p>
      <text:p text:style-name="P2"><text:span text:style-name="T11">Baixo nível</text:span></text:p>
      <text:p text:style-name="P2"><text:span text:style-name="T11"><text:tab/>Linguagem de máquina</text:span></text:p>
      <text:p text:style-name="P2"><text:span text:style-name="T12"/></text:p>
      <text:p text:style-name="P2"><text:span text:style-name="T12">--------------------------------------------------------------------------------------------------------------------------</text:span></text:p>
      <text:p text:style-name="P2"><text:span text:style-name="T12"/></text:p>
      <text:p text:style-name="P2"><text:span text:style-name="T12">_mini-mundo</text:span></text:p>
      <text:p text:style-name="P2"><text:span text:style-name="T12"/></text:p>
      <text:p text:style-name="P2"><text:span text:style-name="T12">O banco de dados é uma representação de uma parte do mundo real</text:span></text:p>
      <text:p text:style-name="P2"><text:span text:style-name="T12"><text:tab/>Relações</text:span></text:p>
      <text:p text:style-name="P2"><text:span text:style-name="T12"><text:tab/>Abstrações</text:span></text:p>
      <text:p text:style-name="P2"><text:span text:style-name="T12"/></text:p>
      <text:p text:style-name="P2"><text:span text:style-name="T12">Abstração</text:span></text:p>
      <text:p text:style-name="P2"><text:span text:style-name="T12"><text:tab/>Proceco mental;</text:span></text:p>
      <text:p text:style-name="P2"><text:span text:style-name="T12"><text:tab/>Permite escolher ou isolar um aspecto determinado de coisas complexas;</text:span></text:p>
      <text:p text:style-name="P2"><text:span text:style-name="T12"><text:tab/>Finalidade de simplificar a sua avaliação</text:span></text:p>
      <text:p text:style-name="P2"><text:span text:style-name="T12"/></text:p>
      <text:p text:style-name="P2"><text:span text:style-name="T12">MER <text:tab/></text:span></text:p>
      <text:p text:style-name="P2"><text:span text:style-name="T12"><text:tab/>Modelo Entidade e Relacionamento;</text:span></text:p>
      <text:p text:style-name="P2"><text:span text:style-name="T12"><text:tab/>Modelo conceitual;</text:span></text:p>
      <text:p text:style-name="P2"><text:span text:style-name="T12"><text:tab/>Usado para descrever objetos, suas características e como se relacionam.</text:span></text:p>
      <text:p text:style-name="P2"><text:span text:style-name="T12"/></text:p>
      <text:p text:style-name="P2"><text:span text:style-name="T12">DER </text:span></text:p>
      <text:p text:style-name="P2"><text:span text:style-name="T12"><text:tab/>Diagrama Entidade e Relacionamento</text:span></text:p>
      <text:p text:style-name="P2"><text:span text:style-name="T12"><text:tab/>Representação gráfica do MER;</text:span></text:p>
      <text:p text:style-name="P2"><text:span text:style-name="T12"><text:tab/>Muitas vezes é usado como sinônimo;</text:span></text:p>
      <text:p text:style-name="P2"><text:span text:style-name="T12"><text:tab/>O diagrama facilita a comunicação entre todos.</text:span></text:p>
      <text:p text:style-name="P2"><text:span text:style-name="T12"/></text:p>
      <text:p text:style-name="P2"><text:span text:style-name="T12"/></text:p>
      <text:p text:style-name="P2"><text:span text:style-name="T12">-----------------------------------------------------------------------------------------------------------------</text:span></text:p>
      <text:p text:style-name="P2"><text:span text:style-name="T12"/></text:p>
      <text:p text:style-name="P2"><text:span text:style-name="T12">Entidade é um objeto único no mundo real;</text:span></text:p>
      <text:p text:style-name="P2"><text:span text:style-name="T12"><text:tab/>Clientes de uma empresa;</text:span></text:p>
      <text:p text:style-name="P2"><text:span text:style-name="T12"><text:tab/>Carros que são vendidos;</text:span></text:p>
      <text:p text:style-name="P2"><text:span text:style-name="T12"><text:tab/>Departamento de vendas;</text:span></text:p>
      <text:p text:style-name="P2"><text:span text:style-name="T12"><text:tab/>Pode ser abstrata ou concreta;</text:span></text:p>
      <text:p text:style-name="P2"><text:span text:style-name="T12"/></text:p>
      <text:p text:style-name="P2"><text:span text:style-name="T12">Geralmente são atribuidos a um substantivo</text:span></text:p>
      <text:p text:style-name="P2"><text:span text:style-name="T12"/></text:p>
      <text:p text:style-name="P2"><text:span text:style-name="T12"/></text:p>
      <text:p text:style-name="P2"><text:span text:style-name="T12">Entidade Forte</text:span></text:p>
      <text:p text:style-name="P2"><text:span text:style-name="T12"><text:tab/>Existe independentemente de outra entidade</text:span></text:p>
      <text:p text:style-name="P2"><text:span text:style-name="T12"/></text:p>
      <text:p text:style-name="P2"><text:span text:style-name="T12">Entidade Fraca</text:span></text:p>
      <text:p text:style-name="P2"><text:span text:style-name="T12"><text:tab/>Dependente de outra entidade</text:span></text:p>
      <text:p text:style-name="P2"><text:span text:style-name="T12"/></text:p>
      <text:p text:style-name="P2"><text:span text:style-name="T12"/></text:p>
      <text:p text:style-name="P2"><text:span text:style-name="T12">------------------------------------------------------------------------------------------------------------------</text:span></text:p>
      <text:p text:style-name="P2"><text:span text:style-name="T12"/></text:p>
      <text:p text:style-name="P2"><text:span text:style-name="T12">Cardinalidade</text:span></text:p>
      <text:p text:style-name="P2"><text:span text:style-name="T12"><text:tab/>Conectividade;</text:span></text:p>
      <text:p text:style-name="P2"><text:span text:style-name="T12"><text:tab/>Como as entidades se conectam;</text:span></text:p>
      <text:p text:style-name="P2"><text:span text:style-name="T12"/></text:p>
      <text:p text:style-name="P2"><text:span text:style-name="T12">Cardinalidades </text:span></text:p>
      <text:p text:style-name="P2"><text:span text:style-name="T12"><text:tab/>1:1 -&gt; Relacionamento de 1 para 1</text:span></text:p>
      <text:p text:style-name="P2"><text:span text:style-name="T12"><text:tab/>1:n -&gt; Relacionamento de 1 para muitos</text:span></text:p>
      <text:p text:style-name="P2"><text:span text:style-name="T12"><text:tab/>n:m -&gt; Relacionamento de muitos para muitos</text:span></text:p>
      <text:p text:style-name="P2"><text:span text:style-name="T12"/></text:p>
      <text:p text:style-name="P2"><text:span text:style-name="T12">Cardinalidade mínima</text:span></text:p>
      <text:p text:style-name="P2"><text:span text:style-name="T12"><text:tab/>Dependendo da entidade, verifica a necessidade de obrigaroriamente ter uma cardinalidade.</text:span></text:p>
      <text:p text:style-name="P2"><text:span text:style-name="T12"/></text:p>
      <text:p text:style-name="P2"><text:span text:style-name="T12">Cardinalidade máxima</text:span></text:p>
      <text:p text:style-name="P2"><text:span text:style-name="T12"><text:tab/>É o máximo de cardinalidade que uma entidade pode ter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